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ext-properties style:use-window-font-color="true" style:text-outline="false" style:text-line-through-style="none" style:font-name="Courier New1" fo:font-size="10pt" fo:language="none" fo:country="none" fo:font-style="normal" fo:text-shadow="none" style:text-underline-style="none" fo:font-weight="normal" style:text-underline-mode="continuous" style:text-line-through-mode="continuous" style:font-size-asian="10pt" style:language-asian="none" style:country-asian="none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/>
    </style:style>
    <style:style style:name="ce15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6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7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8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Arial" style:font-name-asian="SimSun" style:font-name-complex="Tahoma"/>
    </style:style>
    <style:style style:name="ce19" style:family="table-cell" style:parent-style-name="Default">
      <style:text-properties fo:color="#ff0000" fo:font-style="italic" fo:font-weight="bold"/>
    </style:style>
    <style:style style:name="ce20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  <style:style style:name="T2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7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5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6"/>
          <table:table-cell table:style-name="ce19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SqlMemoController.QueryError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0" office:value-type="string">
            <text:p>ChangeValuesFromRepository.messageDialog.*</text:p>
          </table:table-cell>
          <table:table-cell office:value-type="string">
            <text:p>Add <text:s/>new Text</text:p>
          </table:table-cell>
          <table:table-cell office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repository</text:p>
          </table:table-cell>
          <table:table-cell office:value-type="string">
            <text:p>GenerateDocAsHTMLWizard.GenerateDocumentation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3" office:value-type="string">
            <text:p>JobScriptsExportWizard.exportJob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ConfigureConnParamDialog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ConnectionParameterName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>
            <text:p>org.talend.designer.core</text:p>
          </table:table-cell>
          <table:table-cell table:style-name="ce14" office:value-type="string">
            <text:p>EparameterName.lookup<text:span text:style-name="T2">ColumnList</text:span></text:p>
          </table:table-cell>
          <table:table-cell table:style-name="ce18" office:value-type="string">
            <text:p>Add chines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commons</text:p>
          </table:table-cell>
          <table:table-cell table:style-name="ce9" office:value-type="string">
            <text:p>ResetDBTypesButton.ResetDBTypesButton.Tip</text:p>
          </table:table-cell>
          <table:table-cell table:number-columns-repeated="2"/>
        </table:table-row>
        <table:table-row table:style-name="ro2" table:number-rows-repeated="6549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10/05/2007</text:date>, <text:time>10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2-16T15:38:52</meta:creation-date>
    <dc:date>2007-05-10T10:25:29</dc:date>
    <dc:language>fr-FR</dc:language>
    <meta:editing-cycles>34</meta:editing-cycles>
    <meta:editing-duration>PT2H34M46S</meta:editing-duration>
    <meta:user-defined meta:name="Info 1"/>
    <meta:user-defined meta:name="Info 2"/>
    <meta:user-defined meta:name="Info 3"/>
    <meta:user-defined meta:name="Info 4"/>
    <meta:document-statistic meta:table-count="3" meta:cell-count="76"/>
  </office:meta>
</office:document-meta>
</file>